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2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Spacing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NoSpacing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NoSpacing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Atlantic Technological University- Donegal</text:p>
      <text:p text:style-name="P2">Postgraduate Diploma in DevOps</text:p>
      <text:p text:style-name="P3">Module: Project Management</text:p>
      <text:p text:style-name="P4">Group 3</text:p>
      <text:p text:style-name="P5"/>
      <text:p text:style-name="P6">Assignment:<text:s/></text:p>
      <text:p text:style-name="P7">Project Description:<text:s/></text:p>
      <text:p text:style-name="P8"/>
      <text:p text:style-name="P9">Online Booking System for range of<text:s/>horror<text:s/>themed adventure parks</text:p>
      <text:p text:style-name="P10"/>
      <text:p text:style-name="P11">Wednesday’s Wicked Adventures<text:s/></text:p>
      <text:p text:style-name="P12">The end customer would like an online booking system for range of horror themed adventure parks.<text:s/></text:p>
      <text:list text:style-name="LFO1" text:continue-numbering="true">
        <text:list-item>
          <text:p text:style-name="P13">Their most popular product is Risky Rollercoaster.<text:s/></text:p>
        </text:list-item>
        <text:list-item>
          <text:p text:style-name="P14">The system must take details of customer map them to the themed adventure park of their choice along with a single box for extra set of health and warning checkboxes.<text:s/></text:p>
        </text:list-item>
        <text:list-item>
          <text:p text:style-name="P15">The system should be clean and simple.<text:s/></text:p>
        </text:list-item>
        <text:list-item>
          <text:p text:style-name="P16">Your team has been tasked with creating the pipeline for the SDLC.<text:s/></text:p>
        </text:list-item>
        <text:list-item>
          <text:p text:style-name="P17">You have also been asked to provide a simple prototype page(s) to test the pipeline.</text:p>
        </text:list-item>
        <text:list-item>
          <text:p text:style-name="P18">The system needs to take into account the usual security requirements.<text:s/></text:p>
        </text:list-item>
        <text:list-item>
          <text:p text:style-name="P19">The administrator of the end system (Wednesday or Pugsley) should be able to access detailed information and edit as appropriate.<text:s/></text:p>
        </text:list-item>
        <text:list-item>
          <text:p text:style-name="P20">Once the client enters details it should not be able to be changed by the holiday maker.<text:s/></text:p>
        </text:list-item>
        <text:list-item>
          <text:p text:style-name="P21">Your customers are representative of real customers.<text:s/></text:p>
        </text:list-item>
        <text:list-item>
          <text:p text:style-name="P22">They require a lot but for a small price.<text:s/></text:p>
        </text:list-item>
        <text:list-item>
          <text:p text:style-name="P23">They are prone to changing their mind. will initiate project</text:p>
        </text:list-item>
      </text:list>
      <text:p text:style-name="P24"/>
      <text:p text:style-name="P25">Research into MongoDB database for the project</text:p>
      <text:p text:style-name="P26"/>
      <text:p text:style-name="P27">This spike is to look into MongoDB database and how it can be used for this project, all inside Docker</text:p>
      <text:list text:style-name="LFO2" text:continue-numbering="true">
        <text:list-item>
          <text:p text:style-name="P28">How to install MongoDB database server</text:p>
        </text:list-item>
        <text:list-item>
          <text:p text:style-name="P29">Where to install the database server- local machine or in cloud</text:p>
        </text:list-item>
        <text:list-item>
          <text:p text:style-name="P30">How to create a MongoDB cluster</text:p>
        </text:list-item>
        <text:list-item>
          <text:p text:style-name="P31">How to connect to MongoDB database</text:p>
        </text:list-item>
        <text:list-item>
          <text:p text:style-name="P32">What MongoDB Query API is</text:p>
        </text:list-item>
        <text:list-item>
          <text:p text:style-name="P33">How to use MongoDB Query API</text:p>
        </text:list-item>
        <text:list-item>
          <text:p text:style-name="P34">How to create, change and show MongoDB databases</text:p>
        </text:list-item>
        <text:list-item>
          <text:p text:style-name="P35">How to create collection in MongoDB using mongosh</text:p>
        </text:list-item>
        <text:list-item>
          <text:p text:style-name="P36">How to insert data/documents in MongoDB dayabase</text:p>
        </text:list-item>
        <text:list-item>
          <text:p text:style-name="P37">How to find data</text:p>
        </text:list-item>
      </text:list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mofa Baffoe</meta:initial-creator>
    <dc:creator>Amofa Baffoe</dc:creator>
    <meta:creation-date>2025-02-03T15:05:00Z</meta:creation-date>
    <dc:date>2025-02-03T16:03:00Z</dc:date>
    <meta:template xlink:href="Normal" xlink:type="simple"/>
    <meta:editing-cycles>1</meta:editing-cycles>
    <meta:editing-duration>PT3480S</meta:editing-duration>
    <meta:document-statistic meta:page-count="1" meta:paragraph-count="3" meta:word-count="260" meta:character-count="1745" meta:row-count="12" meta:non-whitespace-character-count="1488"/>
  </office:meta>
</office:document-meta>
</file>